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0.5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7cm" svg:x2="27.8cm" svg:y2="4.7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2.7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7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2.5cm" svg:x2="27.8cm" svg:y2="2.5cm">
          <text:p/>
        </draw:line>
        <draw:custom-shape draw:style-name="gr3" draw:text-style-name="P4" draw:layer="layout" svg:width="2.6cm" svg:height="1.4cm" svg:x="0.8cm" svg:y="0.7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2.9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5.2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2cm" svg:y="2.7cm">
          <text:p text:style-name="P1"><text:span text:style-name="T1">D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2.7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GD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5.2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5.2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19T22:04:11.354416239</dc:date>
    <meta:editing-duration>PT1H34M44S</meta:editing-duration>
    <meta:editing-cycles>104</meta:editing-cycles>
    <meta:document-statistic meta:object-count="47"/>
  </office:meta>
</office:document-meta>
</file>